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H SarabunPSK" svg:font-family="TH SarabunPSK"/>
    <style:font-face style:name="" svg:font-family=""/>
    <style:font-face style:name="Arial" svg:font-family="Arial"/>
  </office:font-face-decls>
  <office:automatic-styles>
    <style:style style:name="T1" style:family="text">
      <style:text-properties/>
    </style:style>
    <style:style style:name="T2" style:family="text">
      <style:text-properties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/>
    </style:style>
    <style:style style:name="T5" style:family="text">
      <style:text-properties/>
    </style:style>
    <style:style style:name="T6" style:family="text">
      <style:text-properties/>
    </style:style>
    <style:style style:name="T7" style:family="text">
      <style:text-properties/>
    </style:style>
    <style:style style:name="T8" style:family="text">
      <style:text-properties/>
    </style:style>
    <style:style style:name="T9" style:family="text">
      <style:text-properties/>
    </style:style>
    <style:style style:name="T10" style:family="text">
      <style:text-properties/>
    </style:style>
    <style:style style:name="T11" style:family="text">
      <style:text-properties/>
    </style:style>
    <style:style style:name="T12" style:family="text">
      <style:text-properties/>
    </style:style>
    <style:style style:name="T13" style:family="text">
      <style:text-properties/>
    </style:style>
    <style:style style:name="T14" style:family="text">
      <style:text-properties/>
    </style:style>
    <style:style style:name="T15" style:family="text">
      <style:text-properties/>
    </style:style>
    <style:style style:name="T16" style:family="text">
      <style:text-properties/>
    </style:style>
    <style:style style:name="T17" style:family="text">
      <style:text-properties/>
    </style:style>
    <style:style style:name="T18" style:family="text">
      <style:text-properties/>
    </style:style>
    <style:style style:name="T19" style:family="text">
      <style:text-properties/>
    </style:style>
    <style:style style:name="T20" style:family="text">
      <style:text-properties/>
    </style:style>
    <style:style style:name="T21" style:family="text">
      <style:text-properties/>
    </style:style>
    <style:style style:name="T22" style:family="text">
      <style:text-properties/>
    </style:style>
    <style:style style:name="T23" style:family="text">
      <style:text-properties/>
    </style:style>
    <style:style style:name="T24" style:family="text">
      <style:text-properties/>
    </style:style>
    <style:style style:name="T25" style:family="text">
      <style:text-properties/>
    </style:style>
    <style:style style:name="T26" style:family="text">
      <style:text-properties/>
    </style:style>
    <style:style style:name="T27" style:family="text">
      <style:text-properties/>
    </style:style>
    <style:style style:name="T28" style:family="text">
      <style:text-properties/>
    </style:style>
    <style:style style:name="T29" style:family="text">
      <style:text-properties/>
    </style:style>
    <style:style style:name="T30" style:family="text">
      <style:text-properties/>
    </style:style>
    <style:style style:name="T31" style:family="text">
      <style:text-properties/>
    </style:style>
    <style:style style:name="T32" style:family="text">
      <style:text-properties/>
    </style:style>
    <style:style style:name="T33" style:family="text">
      <style:text-properties/>
    </style:style>
    <style:style style:name="T34" style:family="text">
      <style:text-properties/>
    </style:style>
    <style:style style:name="T35" style:family="text">
      <style:text-properties/>
    </style:style>
    <style:style style:name="T36" style:family="text">
      <style:text-properties/>
    </style:style>
    <style:style style:name="T37" style:family="text">
      <style:text-properties/>
    </style:style>
    <style:style style:name="T38" style:family="text">
      <style:text-properties/>
    </style:style>
    <style:style style:name="T39" style:family="text">
      <style:text-properties/>
    </style:style>
    <style:style style:name="T40" style:family="text">
      <style:text-properties/>
    </style:style>
    <style:style style:name="T41" style:family="text">
      <style:text-properties/>
    </style:style>
    <style:style style:name="T42" style:family="text">
      <style:text-properties/>
    </style:style>
    <style:style style:name="T43" style:family="text">
      <style:text-properties/>
    </style:style>
    <style:style style:name="T44" style:family="text">
      <style:text-properties/>
    </style:style>
    <style:style style:name="T45" style:family="text">
      <style:text-properties/>
    </style:style>
    <style:style style:name="T46" style:family="text">
      <style:text-properties/>
    </style:style>
    <style:style style:name="T47" style:family="text">
      <style:text-properties/>
    </style:style>
    <style:style style:name="T48" style:family="text">
      <style:text-properties/>
    </style:style>
    <style:style style:name="T49" style:family="text">
      <style:text-properties/>
    </style:style>
    <style:style style:name="T50" style:family="text">
      <style:text-properties/>
    </style:style>
    <style:style style:name="T51" style:family="text">
      <style:text-properties/>
    </style:style>
    <style:style style:name="T52" style:family="text">
      <style:text-properties/>
    </style:style>
    <style:style style:name="T53" style:family="text">
      <style:text-properties/>
    </style:style>
    <style:style style:name="T54" style:family="text">
      <style:text-properties/>
    </style:style>
    <style:style style:name="T55" style:family="text">
      <style:text-properties/>
    </style:style>
    <style:style style:name="T56" style:family="text">
      <style:text-properties/>
    </style:style>
    <style:style style:name="T57" style:family="text">
      <style:text-properties/>
    </style:style>
    <style:style style:name="T58" style:family="text">
      <style:text-properties/>
    </style:style>
    <style:style style:name="T59" style:family="text">
      <style:text-properties/>
    </style:style>
    <style:style style:name="T60" style:family="text">
      <style:text-properties/>
    </style:style>
    <style:style style:name="T61" style:family="text">
      <style:text-properties/>
    </style:style>
    <style:style style:name="T62" style:family="text">
      <style:text-properties/>
    </style:style>
    <style:style style:name="T63" style:family="text">
      <style:text-properties/>
    </style:style>
    <style:style style:name="T64" style:family="text">
      <style:text-properties/>
    </style:style>
    <style:style style:name="T65" style:family="text">
      <style:text-properties/>
    </style:style>
    <style:style style:name="T66" style:family="text">
      <style:text-properties/>
    </style:style>
    <style:style style:name="T67" style:family="text">
      <style:text-properties/>
    </style:style>
    <style:style style:name="T68" style:family="text">
      <style:text-properties/>
    </style:style>
    <style:style style:name="T69" style:family="text">
      <style:text-properties/>
    </style:style>
    <style:style style:name="T70" style:family="text">
      <style:text-properties/>
    </style:style>
    <style:style style:name="T71" style:family="text">
      <style:text-properties/>
    </style:style>
    <style:style style:name="T72" style:family="text">
      <style:text-properties/>
    </style:style>
    <style:style style:name="T73" style:family="text">
      <style:text-properties/>
    </style:style>
    <style:style style:name="P1" style:family="paragraph" style:parent-style-name="Standard" style:master-page-name="Standard">
      <style:paragraph-properties style:page-number="auto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ที่ </text:span></text:p>
        <text:p><text:span text:style-name="T2"/></text:p>
        <text:p><text:span text:style-name="T3"/></text:p>
        <text:p><text:span text:style-name="T4"/></text:p>
        <text:p><text:span text:style-name="T5"/></text:p>
        <text:p><text:span text:style-name="T6"/></text:p>
        <text:p><text:span text:style-name="T7"/></text:p>
        <text:p><text:span text:style-name="T8"/></text:p>
        <text:p><text:span text:style-name="T9"/></text:p>
        <text:p><text:span text:style-name="T10">วันที่ </text:span></text:p>
        <text:p><text:span text:style-name="T11">10/03/2015</text:span></text:p>
        <text:p><text:span text:style-name="T12">เรื่อง </text:span></text:p>
        <text:p><text:span text:style-name="T13"/></text:p>
        <text:p><text:span text:style-name="T14">เรียน </text:span></text:p>
        <text:p><text:span text:style-name="T15"/></text:p>
        <text:p text:style-name="Standard"/>
        <text:p><text:span text:style-name="T16"/></text:p>
        <text:p><text:span text:style-name="T17">ด้วย</text:span></text:p>
        <text:p><text:span text:style-name="T18">สำนักงานพัฒนาวิทยาศาสตร์และเทคดนโลยีแห่งชาติ โดย ศูนย์พันธุ์วิศวกรรมและเทคโนโลยีชีวภาพแห่งชาติ มีความประสงค์จะซื้อบัตรโดยสารเครื่องบินชั้นประหยัด </text:span></text:p>
        <text:p><text:span text:style-name="T19">(</text:span></text:p>
        <text:p><text:span text:style-name="T20">สำคัญต้องระบุทุกครั้ง</text:span></text:p>
        <text:p><text:span text:style-name="T21">)</text:span></text:p>
        <text:p><text:span text:style-name="T22"> ให้แก่ </text:span></text:p>
        <text:p><text:span text:style-name="T23"/></text:p>
        <text:p><text:span text:style-name="T24"/></text:p>
        <text:p><text:span text:style-name="T25"/></text:p>
        <text:p><text:span text:style-name="T26"/></text:p>
        <text:p><text:span text:style-name="T27"/></text:p>
        <text:p><text:span text:style-name="T28"/></text:p>
        <text:p><text:span text:style-name="T29"/></text:p>
        <text:p><text:span text:style-name="T30">ตำแหน่ง </text:span></text:p>
        <text:p><text:span text:style-name="T31"/></text:p>
        <text:p><text:span text:style-name="T32"> </text:span></text:p>
        <text:p><text:span text:style-name="T33">ตามรายละเอียดดังนี้</text:span></text:p>
        <text:p text:style-name="Standard"/>
        <text:p><text:span text:style-name="T34">จึงเรียนมาเพื่อโปรดพิจารณาออกบัตรโดยสารเครื่องบินให้สำนักงาน และโปรดส่งใบแจ้งหนี้ยังที่อยู่ต่อไปนี้ด้วย</text:span></text:p>
        <text:p text:style-name="Standard"/>
        <text:p><text:span text:style-name="T35">๒๓๔๑๒๒๑๓</text:span></text:p>
        <text:p text:style-name="Standard"/>
        <text:p text:style-name="Standard"/>
        <text:p><text:span text:style-name="T36"/></text:p>
        <text:p><text:span text:style-name="T37"/></text:p>
        <text:p><text:span text:style-name="T38"/></text:p>
        <text:p><text:span text:style-name="T39"/></text:p>
        <text:p><text:span text:style-name="T40"/></text:p>
        <text:p><text:span text:style-name="T41"/></text:p>
        <text:p><text:span text:style-name="T42"/></text:p>
        <text:p><text:span text:style-name="T43">ขอแสดงความนับถือ</text:span></text:p>
        <text:p><text:span text:style-name="T44"/></text:p>
        <text:p><text:span text:style-name="T45"/></text:p>
        <text:p><text:span text:style-name="T46"/></text:p>
        <text:p><text:span text:style-name="T47"/></text:p>
        <text:p><text:span text:style-name="T48"/></text:p>
        <text:p><text:span text:style-name="T49"/></text:p>
        <text:p><text:span text:style-name="T50"/></text:p>
        <text:p><text:span text:style-name="T51">นางสาวกัญญวิมว์  กีรติกร</text:span></text:p>
        <text:p/>
        <text:p><text:span text:style-name="T52"/></text:p>
        <text:p><text:span text:style-name="T53"/></text:p>
        <text:p><text:span text:style-name="T54"/></text:p>
        <text:p><text:span text:style-name="T55"/></text:p>
        <text:p><text:span text:style-name="T56"/></text:p>
        <text:p><text:span text:style-name="T57"/></text:p>
        <text:p><text:span text:style-name="T58"/></text:p>
        <text:p><text:span text:style-name="T59">จันทร์</text:span></text:p>
        <text:p><text:span text:style-name="T60"/></text:p>
        <text:p><text:span text:style-name="T61"/></text:p>
        <text:p><text:span text:style-name="T62"/></text:p>
        <text:p><text:span text:style-name="T63"/></text:p>
        <text:p><text:span text:style-name="T64"/></text:p>
        <text:p><text:span text:style-name="T65"/></text:p>
        <text:p><text:span text:style-name="T66"/></text:p>
        <text:p><text:span text:style-name="T67">นางสาวกัญญวิมว์  กีรติกร</text:span></text:p>
        <text:p><text:span text:style-name="T68">งาน</text:span></text:p>
        <text:p><text:span text:style-name="T69"> จันทร์</text:span></text:p>
        <text:p><text:span text:style-name="T70">โทร</text:span></text:p>
        <text:p><text:span text:style-name="T71"> </text:span></text:p>
        <text:p><text:span text:style-name="T72">โทรสาท</text:span></text:p>
        <text:p><text:span text:style-name="T73"> 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H SarabunPSK" svg:font-family="TH SarabunPSK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Normal" style:family="text">
      <style:text-properties style:font-name="TH SarabunPSK" style:font-name-complex="TH SarabunPSK" fo:font-size="16pt" style:font-size-asian="16pt" style:font-size-complex="16pt"/>
    </style:style>
    <style:style style:name="TableNormal" style:family="table">
      <style:table-properties style:rel-width="100" table:align="center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  <office:master-styles>
      <style:master-page style:name="Standard" style:page-layout-name="Mpm1"/>
    </office:master-styles>
  </office:automatic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ที่ ${Value1}</dc:title>
    <dc:subject/>
    <dc:description/>
    <dc:creator>biotec</dc:creator>
    <dc:date>2015-10-06T10:14:00.000</dc:date>
    <meta:generator>PHPWord</meta:generator>
    <meta:initial-creator>biotec</meta:initial-creator>
    <meta:creation-date>2015-07-08T08:39:00.000</meta:creation-date>
    <meta:keyword/>
    <meta:user-defined meta:name="Category"/>
    <meta:user-defined meta:name="Company">biotec</meta:user-defined>
    <meta:user-defined meta:name="Manager"/>
  </office:meta>
</office:document-meta>
</file>